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bb8c0"/>
    </style:style>
    <style:style style:name="P2" style:family="paragraph" style:parent-style-name="Text_20_body">
      <style:text-properties fo:font-weight="bold" officeooo:rsid="001bb8c0" officeooo:paragraph-rsid="001bb8c0" style:font-weight-asian="bold" style:font-weight-complex="bold"/>
    </style:style>
    <style:style style:name="P3" style:family="paragraph" style:parent-style-name="Text_20_body">
      <style:text-properties officeooo:paragraph-rsid="001d3cb8"/>
    </style:style>
    <style:style style:name="P4" style:family="paragraph" style:parent-style-name="Text_20_body">
      <style:text-properties officeooo:paragraph-rsid="001edb7d"/>
    </style:style>
    <style:style style:name="P5" style:family="paragraph" style:parent-style-name="Text_20_body">
      <style:text-properties officeooo:rsid="002001f3" officeooo:paragraph-rsid="002001f3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officeooo:rsid="001bb8c0"/>
    </style:style>
    <style:style style:name="T3" style:family="text">
      <style:text-properties fo:font-weight="bold" officeooo:rsid="001bb8c0" style:font-weight-asian="bold" style:font-weight-complex="bold"/>
    </style:style>
    <style:style style:name="T4" style:family="text">
      <style:text-properties officeooo:rsid="001d3cb8"/>
    </style:style>
    <style:style style:name="T5" style:family="text">
      <style:text-properties officeooo:rsid="001edb7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Heading_20_3" text:outline-level="3">5. La vida es inevitable</text:h>
      <text:p text:style-name="Text_20_body"/>
      <text:p text:style-name="P1">La vida no es un accidente.<text:line-break/><text:span text:style-name="T1">Tampoco es un milagro improbable.</text:span><text:span text:style-name="T2"> (no hablaremos de 'milagro' para evitar crear malestar entre los mas religiosos)</text:span></text:p>
      <text:p text:style-name="P1">Es una consecuencia natural de las leyes <text:span text:style-name="T1">del universo</text:span><text:span text:style-name="T2"> </text:span><text:span text:style-name="T3">de la fisica</text:span><text:span text:style-name="T2">.</text:span></text:p>
      <text:p text:style-name="P2">El primer atomo en aparece en la naturaleza es el hidrogeno.</text:p>
      <text:p text:style-name="P3">Todo comienza <text:span text:style-name="T3">alli,</text:span><text:span text:style-name="T2"> </text:span>con el hidrógeno.<text:line-break/>El átomo más simple, más abundante, el primero.</text:p>
      <text:p text:style-name="P3"><text:span text:style-name="T4">Una gran cantidad de hidrogeno formara una nube de gas.</text:span></text:p>
      <text:p text:style-name="P3"><text:span text:style-name="T4">Porque los atomos se atren unos a otros, con una fuerza que llamamos 'gravedad'.</text:span></text:p>
      <text:p text:style-name="P3"><text:span text:style-name="T4">Esta fuerza de gravedad de los atomos se suma, atomo a atomo, y aumenta a medida que el conjunto de atomos se hace mas grande, podemos decir que aumenta 'la masa' que tiene nube, algo que conocemos con el nombre de 'peso'.</text:span></text:p>
      <text:p text:style-name="P3"><text:span text:style-name="T4">El peso de los atomos crea una presion que se aplica hacia el centro de la nube.</text:span></text:p>
      <text:p text:style-name="P3"><text:span text:style-name="T4">Los atomos se compactan, la nube adopta una forma esferica, se hace mas solida a medida que la masa aumenta.</text:span></text:p>
      <text:p text:style-name="P3"><text:span text:style-name="T4">Y la masa de una gran nube puede hacer que la presion en el centro sea muy grande.</text:span></text:p>
      <text:p text:style-name="P3"><text:span text:style-name="T4">A medida que aumenta la presion, tambien aumenta la temperatura.</text:span></text:p>
      <text:p text:style-name="P4"><text:span text:style-name="T5">La nube se compacta y se vuelve solida, la presion y la temperatura en el interior provocan la fusion, y asi nace una estrella.</text:span></text:p>
      <text:p text:style-name="P4"><text:line-break/>Y dentro de las estrellas, <text:span text:style-name="T5">debido a la enorme presion y temperatura, </text:span>el hidrógeno<text:span text:style-name="T5"> se fusiona, y</text:span> se transforma en <text:span text:style-name="T5">todos los materiales que existen en el universo.</text:span></text:p>
      <text:p text:style-name="P4"><text:span text:style-name="T5">Y entre estos materiales, </text:span>carbono, oxígeno, nitrógeno:<text:line-break/>elementos que hacen posible la vida.</text:p>
      <text:p text:style-name="P5">---***</text:p>
      <text:p text:style-name="Text_20_body">Cuando esas estrellas mueren, lanzan sus entrañas al espacio.<text:line-break/>Y de esa materia, surgen los planetas.<text:line-break/>Algunos de esos planetas tendrán océanos, atmósferas, estabilidad.<text:line-break/>Y si las condiciones son adecuadas, la vida comenzará.</text:p>
      <text:p text:style-name="Text_20_body"><text:soft-page-break/>Pero no como un capricho.<text:line-break/>No como una rareza.<text:line-break/>Sino como una reacción natural de la materia.</text:p>
      <text:p text:style-name="Text_20_body">Porque allí donde exista suficiente cantidad de hidrógeno,<text:line-break/>suficiente espacio, energía, y tiempo,<text:line-break/>la vida aparecerá.<text:line-break/>Y con ella, su inteligencia.</text:p>
      <text:p text:style-name="Text_20_body">Una inteligencia que no necesita de cerebros,<text:line-break/>ni de lenguaje,<text:line-break/>ni de voluntad.<text:line-break/>Una inteligencia que se expresa en la organización espontánea de la materia,<text:line-break/>en la creación de formas complejas,<text:line-break/>en la construcción de sistemas capaces de adaptarse, recordar y transformarse.</text:p>
      <text:p text:style-name="Text_20_body">Esa inteligencia —la inteligencia de la vida—<text:line-break/>no fue creada.<text:line-break/>Emergió.<text:line-break/>Porque no puede evitarlo.</text:p>
      <text:p text:style-name="Text_20_body">Es una propiedad de la materia.<text:line-break/>Como la gravedad o la entropía.<text:line-break/>Una fuerza que guía sin intención,<text:line-break/>pero que construye con una precisión inigualable.</text:p>
      <text:p text:style-name="Text_20_body">La vida es el pensamiento de la materia.<text:line-break/>No como lo entendemos nosotros,<text:line-break/>sino como un proceso de cálculo tan profundo que escapa a nuestras definiciones.</text:p>
      <text:p text:style-name="Text_20_body">Por eso, donde haya suficiente hidrógeno,<text:line-break/>la vida surgirá.<text:line-break/>Y con ella, inevitablemente,<text:line-break/>la inteligencia más alta que puede existir.</text:p>
      <text:p text:style-name="Horizontal_20_Line"/>
      <text:p text:style-name="Text_20_body">¿Quieres que desarrolle una <text:a xlink:type="simple" xlink:href="https://chatgpt.com/c/f" text:style-name="Internet_20_link" text:visited-style-name="Visited_20_Internet_20_Link">versión más simbólica</text:a> o una <text:a xlink:type="simple" xlink:href="https://chatgpt.com/c/f" text:style-name="Internet_20_link" text:visited-style-name="Visited_20_Internet_20_Link">metáfora visual extendida</text:a> para acompañar esta sección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6-17T19:36:48.913000000</meta:creation-date>
    <dc:date>2025-06-18T10:17:46.103000000</dc:date>
    <meta:editing-duration>PT16M15S</meta:editing-duration>
    <meta:editing-cycles>4</meta:editing-cycles>
    <meta:generator>LibreOffice/7.3.5.2$Windows_X86_64 LibreOffice_project/184fe81b8c8c30d8b5082578aee2fed2ea847c01</meta:generator>
    <meta:document-statistic meta:table-count="0" meta:image-count="0" meta:object-count="0" meta:page-count="2" meta:paragraph-count="25" meta:word-count="478" meta:character-count="2819" meta:non-whitespace-character-count="2366"/>
  </office:meta>
</office:document-meta>
</file>